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00cc" draw:fill-color="#ffffff" draw:textarea-horizontal-align="justify" draw:textarea-vertical-align="middle" draw:auto-grow-height="false" fo:min-height="4.83cm" fo:min-width="14.486cm"/>
    </style:style>
    <style:style style:name="gr2" style:family="graphic" style:parent-style-name="standard">
      <style:graphic-properties svg:stroke-color="#007826" draw:fill-color="#ffffff" draw:textarea-horizontal-align="justify" draw:textarea-vertical-align="middle" draw:auto-grow-height="false" fo:min-height="5.084cm" fo:min-width="13.978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ff00ff"/>
    </style:style>
    <style:style style:name="T2" style:family="text">
      <style:text-properties fo:color="#009933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4.986cm" svg:height="5.08cm" svg:x="2.794cm" svg:y="6.60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stimate Model</text:span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478cm" svg:height="5.334cm" svg:x="3.048cm" svg:y="1.016cm">
          <text:p text:style-name="P1"><text:span text:style-name="T2">True Model</text:span></text:p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016cm" svg:height="1.016cm" svg:x="5.334cm" svg:y="2.84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78cm" svg:y1="3.302cm" svg:x2="3.556cm" svg:y2="3.302cm">
          <text:p/>
        </draw:line>
        <draw:custom-shape draw:style-name="gr5" draw:text-style-name="P2" draw:layer="layout" svg:width="1.016cm" svg:height="1.016cm" svg:x="3.556cm" svg:y="2.794cm">
          <text:p text:style-name="P1">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572cm" svg:y1="3.302cm" svg:x2="5.334cm" svg:y2="3.302cm">
          <text:p/>
        </draw:line>
        <draw:custom-shape draw:style-name="gr5" draw:text-style-name="P2" xml:id="id1" draw:id="id1" draw:layer="layout" svg:width="1.016cm" svg:height="1.016cm" svg:x="7.112cm" svg:y="4.31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016cm" svg:height="1.016cm" svg:x="9.652cm" svg:y="4.31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016cm" svg:height="1.016cm" svg:x="11.93cm" svg:y="2.894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1.016cm" svg:height="1.016cm" svg:x="13.97cm" svg:y="2.89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0cm 0.434cm" svg:x1="7.112cm" svg:y1="4.826cm" svg:x2="5.842cm" svg:y2="3.864cm" draw:start-shape="id1" draw:start-glue-point="3" draw:end-shape="id2" draw:end-glue-point="8" svg:d="M7112 4826h-501-769v-962" svg:viewBox="0 0 1271 963">
          <text:p/>
        </draw:connector>
        <draw:connector draw:style-name="gr4" draw:text-style-name="P3" draw:layer="layout" draw:type="lines" svg:x1="9.652cm" svg:y1="4.826cm" svg:x2="8.128cm" svg:y2="4.826cm" draw:start-shape="id3" draw:start-glue-point="3" draw:end-shape="id1" svg:d="M9652 4826h-501-522-501" svg:viewBox="0 0 1525 1">
          <text:p/>
        </draw:connector>
        <draw:connector draw:style-name="gr4" draw:text-style-name="P3" draw:layer="layout" draw:type="lines" draw:line-skew="0cm 0.001cm" svg:x1="6.35cm" svg:y1="3.356cm" svg:x2="11.93cm" svg:y2="3.402cm" draw:start-shape="id2" draw:start-glue-point="10" draw:end-shape="id4" draw:end-glue-point="3" svg:d="M6350 3356h528l4552 46h500" svg:viewBox="0 0 5581 47">
          <text:p/>
        </draw:connector>
        <draw:connector draw:style-name="gr4" draw:text-style-name="P3" draw:layer="layout" draw:type="lines" svg:x1="11.19cm" svg:y1="3.349cm" svg:x2="10.668cm" svg:y2="4.826cm" draw:end-shape="id3" draw:end-glue-point="1" svg:d="M11190 3349l-21 1477h-501" svg:viewBox="0 0 523 1478">
          <text:p/>
        </draw:connector>
        <draw:connector draw:style-name="gr4" draw:text-style-name="P3" draw:layer="layout" draw:type="lines" svg:x1="12.946cm" svg:y1="3.402cm" svg:x2="13.97cm" svg:y2="3.402cm" draw:start-shape="id4" draw:start-glue-point="1" draw:end-shape="id5" draw:end-glue-point="3" svg:d="M12946 3402h501-4 527" svg:viewBox="0 0 1025 1">
          <text:p/>
        </draw:connector>
        <draw:frame draw:style-name="gr7" draw:text-style-name="P1" draw:layer="layout" svg:width="0.792cm" svg:height="0.878cm" svg:x="1.778cm" svg:y="2.4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3" draw:layer="layout" svg:x1="5.842cm" svg:y1="1.524cm" svg:x2="5.842cm" svg:y2="2.848cm">
          <text:p/>
        </draw:line>
        <draw:frame draw:style-name="gr7" draw:text-style-name="P1" draw:layer="layout" svg:width="0.953cm" svg:height="0.89cm" svg:x="5.766cm" svg:y="1.4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0.822cm" svg:height="0.89cm" svg:x="10.16cm" svg:y="2.5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393cm" svg:height="0.89cm" svg:x="8.306cm" svg:y="3.9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0.81cm" svg:height="0.89cm" svg:x="14.478cm" svg:y="1.4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3" draw:layer="layout" svg:x1="14.478cm" svg:y1="1.524cm" svg:x2="14.478cm" svg:y2="2.894cm">
          <text:p/>
        </draw:line>
        <draw:frame draw:style-name="gr7" draw:text-style-name="P1" draw:layer="layout" svg:width="0.775cm" svg:height="0.89cm" svg:x="16.226cm" svg:y="2.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2" xml:id="id7" draw:id="id7" draw:layer="layout" svg:width="1.016cm" svg:height="1.016cm" svg:x="5.334cm" svg:y="2.84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xml:id="id14" draw:id="id14" draw:layer="layout" svg:x1="1.778cm" svg:y1="3.303cm" svg:x2="3.556cm" svg:y2="3.303cm">
          <text:p/>
        </draw:line>
        <draw:custom-shape draw:style-name="gr5" draw:text-style-name="P2" draw:layer="layout" svg:width="1.016cm" svg:height="1.016cm" svg:x="3.556cm" svg:y="2.795cm">
          <text:p text:style-name="P1">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572cm" svg:y1="3.303cm" svg:x2="5.334cm" svg:y2="3.303cm">
          <text:p/>
        </draw:line>
        <draw:custom-shape draw:style-name="gr5" draw:text-style-name="P2" xml:id="id6" draw:id="id6" draw:layer="layout" svg:width="1.016cm" svg:height="1.016cm" svg:x="7.112cm" svg:y="4.3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016cm" svg:height="1.016cm" svg:x="9.652cm" svg:y="4.319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1.016cm" svg:height="1.016cm" svg:x="11.93cm" svg:y="2.895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1.016cm" svg:height="1.016cm" svg:x="13.97cm" svg:y="2.89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0cm 0.434cm" svg:x1="7.112cm" svg:y1="4.827cm" svg:x2="5.842cm" svg:y2="3.865cm" draw:start-shape="id6" draw:start-glue-point="3" draw:end-shape="id7" draw:end-glue-point="8" svg:d="M7112 4827h-501-769v-962" svg:viewBox="0 0 1271 963">
          <text:p/>
        </draw:connector>
        <draw:connector draw:style-name="gr4" draw:text-style-name="P3" draw:layer="layout" draw:type="lines" svg:x1="9.652cm" svg:y1="4.827cm" svg:x2="8.128cm" svg:y2="4.827cm" draw:start-shape="id8" draw:start-glue-point="3" draw:end-shape="id6" svg:d="M9652 4827h-501-522-501" svg:viewBox="0 0 1525 1">
          <text:p/>
        </draw:connector>
        <draw:connector draw:style-name="gr4" draw:text-style-name="P3" draw:layer="layout" draw:type="lines" draw:line-skew="0cm 0.001cm" svg:x1="6.35cm" svg:y1="3.357cm" svg:x2="11.93cm" svg:y2="3.403cm" draw:start-shape="id7" draw:start-glue-point="10" draw:end-shape="id9" draw:end-glue-point="3" svg:d="M6350 3357h528l4552 46h500" svg:viewBox="0 0 5581 47">
          <text:p/>
        </draw:connector>
        <draw:connector draw:style-name="gr4" draw:text-style-name="P3" draw:layer="layout" draw:type="lines" svg:x1="11.19cm" svg:y1="3.35cm" svg:x2="10.668cm" svg:y2="4.827cm" draw:end-shape="id8" draw:end-glue-point="1" svg:d="M11190 3350l-21 1477h-501" svg:viewBox="0 0 523 1478">
          <text:p/>
        </draw:connector>
        <draw:connector draw:style-name="gr4" draw:text-style-name="P3" draw:layer="layout" draw:type="lines" svg:x1="12.946cm" svg:y1="3.403cm" svg:x2="13.97cm" svg:y2="3.403cm" draw:start-shape="id9" draw:start-glue-point="1" draw:end-shape="id10" draw:end-glue-point="3" svg:d="M12946 3403h501-4 527" svg:viewBox="0 0 1025 1">
          <text:p/>
        </draw:connector>
        <draw:frame draw:style-name="gr7" draw:text-style-name="P1" draw:layer="layout" svg:width="0.792cm" svg:height="0.878cm" svg:x="1.778cm" svg:y="2.42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3" draw:layer="layout" svg:x1="5.842cm" svg:y1="1.525cm" svg:x2="5.842cm" svg:y2="2.849cm">
          <text:p/>
        </draw:line>
        <draw:frame draw:style-name="gr7" draw:text-style-name="P1" draw:layer="layout" svg:width="0.953cm" svg:height="0.89cm" svg:x="5.766cm" svg:y="1.4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0.822cm" svg:height="0.89cm" svg:x="10.16cm" svg:y="2.52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1.393cm" svg:height="0.89cm" svg:x="8.306cm" svg:y="3.94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0.81cm" svg:height="0.89cm" svg:x="14.478cm" svg:y="1.40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3" draw:layer="layout" svg:x1="14.478cm" svg:y1="1.525cm" svg:x2="14.478cm" svg:y2="2.895cm">
          <text:p/>
        </draw:line>
        <draw:frame draw:style-name="gr7" draw:text-style-name="P1" xml:id="id19" draw:id="id19" draw:layer="layout" svg:width="0.775cm" svg:height="0.89cm" svg:x="16.226cm" svg:y="2.54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xml:id="id11" draw:id="id11" draw:layer="layout" svg:width="1.016cm" svg:height="1.016cm" svg:x="5.08cm" svg:y="7.53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1.016cm" svg:x="3.302cm" svg:y="7.482cm">
          <text:p text:style-name="P1">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318cm" svg:y1="7.99cm" svg:x2="5.08cm" svg:y2="7.99cm">
          <text:p/>
        </draw:line>
        <draw:custom-shape draw:style-name="gr5" draw:text-style-name="P2" xml:id="id12" draw:id="id12" draw:layer="layout" svg:width="1.016cm" svg:height="1.016cm" svg:x="13.676cm" svg:y="7.582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.016cm" svg:height="1.016cm" svg:x="16.116cm" svg:y="7.58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0cm 0.434cm" svg:x1="6.858cm" svg:y1="9.514cm" svg:x2="5.588cm" svg:y2="8.552cm" draw:end-shape="id11" draw:end-glue-point="8" svg:d="M6858 9514h-1270v-962" svg:viewBox="0 0 1271 963">
          <text:p/>
        </draw:connector>
        <draw:connector draw:style-name="gr4" draw:text-style-name="P3" draw:layer="layout" draw:type="lines" draw:line-skew="0cm 0.001cm" svg:x1="6.096cm" svg:y1="8.044cm" svg:x2="13.676cm" svg:y2="8.09cm" draw:start-shape="id11" draw:start-glue-point="10" draw:end-shape="id12" draw:end-glue-point="3" svg:d="M6096 8044h528l6552 46h500" svg:viewBox="0 0 7581 47">
          <text:p/>
        </draw:connector>
        <draw:connector draw:style-name="gr4" draw:text-style-name="P3" draw:layer="layout" draw:type="lines" svg:x1="14.692cm" svg:y1="8.09cm" svg:x2="16.116cm" svg:y2="8.09cm" draw:start-shape="id12" draw:start-glue-point="1" draw:end-shape="id13" draw:end-glue-point="3" svg:d="M14692 8090h501 396 527" svg:viewBox="0 0 1425 1">
          <text:p/>
        </draw:connector>
        <draw:frame draw:style-name="gr7" draw:text-style-name="P1" draw:layer="layout" svg:width="0.2cm" svg:height="0.783cm" svg:x="9.906cm" svg:y="7.2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6" draw:text-style-name="P2" draw:layer="layout" svg:width="1.016cm" svg:height="1.016cm" svg:x="5.08cm" svg:y="7.53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016cm" svg:height="1.016cm" svg:x="3.302cm" svg:y="7.483cm">
          <text:p text:style-name="P1">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318cm" svg:y1="7.991cm" svg:x2="5.08cm" svg:y2="7.991cm">
          <text:p/>
        </draw:line>
        <draw:custom-shape draw:style-name="gr5" draw:text-style-name="P2" xml:id="id18" draw:id="id18" draw:layer="layout" svg:width="1.016cm" svg:height="1.016cm" svg:x="5.758cm" svg:y="9.007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0cm -0.261cm" svg:x1="2.667cm" svg:y1="3.303cm" svg:x2="3.302cm" svg:y2="7.991cm" draw:start-shape="id14" draw:start-glue-point="0" draw:end-shape="id15" draw:end-glue-point="3" svg:d="M2667 3303v650l-127 4038h762" svg:viewBox="0 0 763 4689">
          <text:p/>
        </draw:connector>
        <draw:custom-shape draw:style-name="gr6" draw:text-style-name="P2" xml:id="id16" draw:id="id16" draw:layer="layout" svg:width="1.016cm" svg:height="1.016cm" svg:x="11.968cm" svg:y="8.9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svg:x1="12.435cm" svg:y1="8.07cm" svg:x2="12.476cm" svg:y2="8.99cm" draw:end-shape="id16" draw:end-glue-point="4" svg:d="M12435 8070l41 393v527" svg:viewBox="0 0 42 921">
          <text:p/>
        </draw:connector>
        <draw:custom-shape draw:style-name="gr5" draw:text-style-name="P2" xml:id="id17" draw:id="id17" draw:layer="layout" svg:width="1.016cm" svg:height="1.016cm" svg:x="9.244cm" svg:y="9.006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9.244cm" svg:y1="9.514cm" svg:x2="6.774cm" svg:y2="9.515cm" draw:start-shape="id17" draw:start-glue-point="3" draw:end-shape="id18" draw:end-glue-point="1" svg:d="M9244 9514h-501l-1468 1h-501" svg:viewBox="0 0 2471 2">
          <text:p/>
        </draw:connector>
        <draw:connector draw:style-name="gr4" draw:text-style-name="P3" draw:layer="layout" draw:type="lines" svg:x1="11.968cm" svg:y1="9.498cm" svg:x2="10.26cm" svg:y2="9.514cm" draw:start-shape="id16" draw:start-glue-point="6" draw:end-shape="id17" draw:end-glue-point="1" svg:d="M11968 9498h-527l-680 16h-501" svg:viewBox="0 0 1709 17">
          <text:p/>
        </draw:connector>
        <draw:custom-shape draw:style-name="gr5" draw:text-style-name="P2" xml:id="id20" draw:id="id20" draw:layer="layout" svg:width="1.016cm" svg:height="1.016cm" svg:x="13.584cm" svg:y="8.99cm">
          <text:p text:style-name="P1">K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16.613cm" svg:y1="3.431cm" svg:x2="16.624cm" svg:y2="7.582cm" draw:start-shape="id19" draw:end-shape="id13" draw:end-glue-point="4" svg:d="M16613 3431v500l11 3124v527" svg:viewBox="0 0 12 4152">
          <text:p/>
        </draw:connector>
        <draw:connector draw:style-name="gr4" draw:text-style-name="P3" draw:layer="layout" draw:type="lines" svg:x1="14.986cm" svg:y1="3.403cm" svg:x2="19.103cm" svg:y2="3.413cm" draw:start-shape="id10" draw:start-glue-point="10" svg:d="M14986 3403h528l3589 10" svg:viewBox="0 0 4118 11">
          <text:p/>
        </draw:connector>
        <draw:connector draw:style-name="gr4" draw:text-style-name="P3" draw:layer="layout" draw:type="lines" svg:x1="13.584cm" svg:y1="9.498cm" svg:x2="12.984cm" svg:y2="9.498cm" draw:start-shape="id20" draw:start-glue-point="3" draw:end-shape="id16" draw:end-glue-point="10" svg:d="M13584 9498h-501 429-528" svg:viewBox="0 0 601 1">
          <text:p/>
        </draw:connector>
        <draw:connector draw:style-name="gr8" draw:text-style-name="P4" draw:layer="layout" draw:type="lines" draw:line-skew="0.372cm" svg:x1="16.624cm" svg:y1="8.598cm" svg:x2="14.6cm" svg:y2="9.498cm" draw:start-shape="id13" draw:start-glue-point="8" draw:end-shape="id20" draw:end-glue-point="1" svg:d="M16624 8598v900h-1523-501" svg:viewBox="0 0 2025 901">
          <text:p text:style-name="P1"><text:span text:style-name="T3">residual</text:span></text:p>
        </draw:connector>
        <draw:frame draw:style-name="gr9" draw:text-style-name="P5" draw:layer="layout" svg:width="0.762cm" svg:height="0.962cm" svg:x="16.764cm" svg:y="7.112cm">
          <draw:text-box>
            <text:p>+</text:p>
          </draw:text-box>
        </draw:frame>
        <draw:frame draw:style-name="gr9" draw:text-style-name="P5" draw:layer="layout" svg:width="0.762cm" svg:height="0.962cm" svg:x="15.554cm" svg:y="7.228cm">
          <draw:text-box>
            <text:p>-</text:p>
          </draw:text-box>
        </draw:frame>
        <draw:frame draw:style-name="gr7" draw:text-style-name="P1" draw:layer="layout" svg:width="1.393cm" svg:height="0.89cm" svg:x="7.751cm" svg:y="8.62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1" draw:layer="layout" svg:width="0.822cm" svg:height="0.89cm" svg:x="10.799cm" svg:y="8.63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1" draw:layer="layout" svg:width="0.775cm" svg:height="0.89cm" svg:x="14.732cm" svg:y="7.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1" draw:layer="layout" svg:width="0.979cm" svg:height="0.989cm" svg:x="11.53cm" svg:y="7.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51:25.419962331</meta:creation-date>
    <dc:date>2017-10-13T20:16:28.289831412</dc:date>
    <meta:editing-duration>PT14M2S</meta:editing-duration>
    <meta:editing-cycles>2</meta:editing-cycles>
    <meta:generator>LibreOffice/5.1.6.2$Linux_X86_64 LibreOffice_project/10m0$Build-2</meta:generator>
    <meta:document-statistic meta:object-count="97"/>
  </office:meta>
</office:document-meta>
</file>

<file path=Object 1/content.xml><?xml version="1.0" encoding="utf-8"?>
<math xmlns="http://www.w3.org/1998/Math/MathML" display="block">
  <semantics>
    <msub>
      <mi>u</mi>
      <mi>k</mi>
    </msub>
    <annotation encoding="StarMath 5.0">u_k</annotation>
  </semantics>
</math>
</file>

<file path=Object 10/content.xml><?xml version="1.0" encoding="utf-8"?>
<math xmlns="http://www.w3.org/1998/Math/MathML" display="block">
  <semantics>
    <msub>
      <mi>x</mi>
      <mrow>
        <mi>k</mi>
        <mo stretchy="false">−</mo>
        <mn>1</mn>
      </mrow>
    </msub>
    <annotation encoding="StarMath 5.0">x_{k-1}</annotation>
  </semantics>
</math>
</file>

<file path=Object 11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12/content.xml><?xml version="1.0" encoding="utf-8"?>
<math xmlns="http://www.w3.org/1998/Math/MathML" display="block">
  <semantics>
    <msub>
      <mi>z</mi>
      <mi>k</mi>
    </msub>
    <annotation encoding="StarMath 5.0">z_k</annotation>
  </semantics>
</math>
</file>

<file path=Object 13/content.xml><?xml version="1.0" encoding="utf-8"?>
<math xmlns="http://www.w3.org/1998/Math/MathML" display="block">
  <semantics>
    <mover accent="true">
      <msub>
        <mi>x</mi>
        <mrow>
          <mi>k</mi>
          <mo stretchy="false">−</mo>
          <mn>1</mn>
        </mrow>
      </msub>
      <mo stretchy="false">^</mo>
    </mover>
    <annotation encoding="StarMath 5.0">hat{x_{k-1}}</annotation>
  </semantics>
</math>
</file>

<file path=Object 14/content.xml><?xml version="1.0" encoding="utf-8"?>
<math xmlns="http://www.w3.org/1998/Math/MathML" display="block">
  <semantics>
    <mover accent="true">
      <msub>
        <mi>x</mi>
        <mi>k</mi>
      </msub>
      <mo stretchy="false">^</mo>
    </mover>
    <annotation encoding="StarMath 5.0">hat{x_{k}}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sub>
        <mi>z</mi>
        <mi>k</mi>
      </msub>
      <mo stretchy="false">^</mo>
    </mover>
    <annotation encoding="StarMath 5.0">hat{z_{k}}</annotation>
  </semantics>
</math>
</file>

<file path=Object 17/content.xml><?xml version="1.0" encoding="utf-8"?>
<math xmlns="http://www.w3.org/1998/Math/MathML" display="block">
  <semantics>
    <mover accent="true">
      <msup>
        <msub>
          <mi>x</mi>
          <mi>k</mi>
        </msub>
        <mtext>-</mtext>
      </msup>
      <mo stretchy="false">^</mo>
    </mover>
    <annotation encoding="StarMath 5.0">hat{x_{k}}^{"-"}</annotation>
  </semantics>
</math>
</file>

<file path=Object 2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3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4/content.xml><?xml version="1.0" encoding="utf-8"?>
<math xmlns="http://www.w3.org/1998/Math/MathML" display="block">
  <semantics>
    <msub>
      <mi>x</mi>
      <mrow>
        <mi>k</mi>
        <mo stretchy="false">−</mo>
        <mn>1</mn>
      </mrow>
    </msub>
    <annotation encoding="StarMath 5.0">x_{k-1}</annotation>
  </semantics>
</math>
</file>

<file path=Object 5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6/content.xml><?xml version="1.0" encoding="utf-8"?>
<math xmlns="http://www.w3.org/1998/Math/MathML" display="block">
  <semantics>
    <msub>
      <mi>z</mi>
      <mi>k</mi>
    </msub>
    <annotation encoding="StarMath 5.0">z_k</annotation>
  </semantics>
</math>
</file>

<file path=Object 7/content.xml><?xml version="1.0" encoding="utf-8"?>
<math xmlns="http://www.w3.org/1998/Math/MathML" display="block">
  <semantics>
    <msub>
      <mi>u</mi>
      <mi>k</mi>
    </msub>
    <annotation encoding="StarMath 5.0">u_k</annotation>
  </semantics>
</math>
</file>

<file path=Object 8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9/content.xml><?xml version="1.0" encoding="utf-8"?>
<math xmlns="http://www.w3.org/1998/Math/MathML" display="block">
  <semantics>
    <msub>
      <mi>x</mi>
      <mi>k</mi>
    </msub>
    <annotation encoding="StarMath 5.0">x_k</annotation>
  </semantics>
</math>
</file>